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Web" style:master-page-name="MP0" style:family="paragraph">
      <style:paragraph-properties fo:break-before="page" fo:text-align="justify"/>
    </style:style>
    <style:style style:name="P2" style:parent-style-name="NormalnyWeb" style:family="paragraph">
      <style:paragraph-properties fo:text-align="justify"/>
    </style:style>
    <style:style style:name="P3" style:parent-style-name="NormalnyWeb" style:family="paragraph">
      <style:paragraph-properties fo:text-align="justify"/>
    </style:style>
    <style:style style:name="P4" style:parent-style-name="NormalnyWeb" style:family="paragraph">
      <style:paragraph-properties fo:text-align="justify"/>
    </style:style>
    <style:style style:name="P5" style:parent-style-name="NormalnyWeb" style:family="paragraph">
      <style:paragraph-properties fo:text-align="justify"/>
    </style:style>
  </office:automatic-styles>
  <office:body>
    <office:text text:use-soft-page-breaks="true">
      <text:p text:style-name="P1">Zderzenie dwóch samochodów może mieć rozmaite konsekwencje, może stanowić przestępstwo spowodowania wypadku o czym pisałem w artykule „Kiedy spowodowanie wypadku jest przestępstwem– art. 177 k.k.”. Nie każda stłuczka oznaczać musi spowodowanie przestępstwa, często będziemy mieli do czynienia z kolizją drogową. W tym miejscu warto odpowiedzieć na pytanie czym jest kolizja drogowa ?</text:p>
      <text:p text:style-name="P2">W dużym uproszczeniu, kolizja to „wypadek bez ofiar”, o ile jednak wypadek jest zdefiniowany przez kodeks karny o tyle o kolizji kodeks karny milczy. Pewna regulacja kolizji znajduje się w art. 86 kodeksu wykroczeń:</text:p>
      <text:p text:style-name="P3">„§ 1. Kto na drodze publicznej, w strefie zamieszkania lub strefie ruchu, nie zachowując należytej ostrożności, powoduje zagrożenie bezpieczeństwa w ruchu drogowym,<text:line-break/>podlega karze grzywny.</text:p>
      <text:p text:style-name="P4"><text:line-break/>§ 2. Kto dopuszcza się wykroczenia określonego w § 1, znajdując się w stanie po użyciu alkoholu lub podobnie działającego środka,<text:line-break/>podlega karze aresztu, ograniczenia wolności albo grzywny.</text:p>
      <text:p text:style-name="P5"><text:line-break/>§ 3. W razie popełnienia wykroczenia określonego w § 1 przez osobę prowadzącą pojazd można orzec zakaz prowadzenia pojazdów.”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ub</meta:initial-creator>
    <dc:creator>Jakub</dc:creator>
    <meta:creation-date>2022-05-30T16:00:00Z</meta:creation-date>
    <dc:date>2022-05-30T16:00:00Z</dc:date>
    <meta:template xlink:href="Normal.dotm" xlink:type="simple"/>
    <meta:editing-cycles>2</meta:editing-cycles>
    <meta:editing-duration>PT0S</meta:editing-duration>
    <meta:document-statistic meta:page-count="1" meta:paragraph-count="2" meta:word-count="158" meta:character-count="1104" meta:row-count="7" meta:non-whitespace-character-count="948"/>
  </office:meta>
</office:document-meta>
</file>